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C900000038C4C70D4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4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start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6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Teilnahme am Software Freedom Day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xml:id="id3" draw:id="id3">
        <office:forms form:automatic-focus="false" form:apply-design-mode="false"/>
        <draw:frame draw:style-name="gr5" draw:text-style-name="P9" draw:layer="layout" svg:width="25.2cm" svg:height="16cm" svg:x="1.4cm" svg:y="3.8cm">
          <draw:text-box>
            <text:p text:style-name="P7"><text:span text:style-name="T1">Viel Spaß und eine interessante Zeit bei der FrOSCon 2012 in St. Augustin wünschen Ihnen:</text:span></text:p>
            <text:p text:style-name="P7"><text:span text:style-name="T1"/></text:p>
            <text:p text:style-name="P8"><text:span text:style-name="T1"/></text:p>
            <text:p text:style-name="P7"><text:span text:style-name="T3">Karl</text:span><text:span text:style-name="T3"><text:tab/></text:span><text:span text:style-name="T3">Paul</text:span></text:p>
            <text:p text:style-name="P7"><text:span text:style-name="T3"/></text:p>
            <text:p text:style-name="P7"><text:span text:style-name="T3">Peter <text:s text:c="2"/>Josef</text:span></text:p>
            <text:p text:style-name="P7"><text:span text:style-name="T3"/></text:p>
            <text:p text:style-name="P7"><text:span text:style-name="T3">Jupp</text:span><text:span text:style-name="T3"><text:tab/></text:span><text:span text:style-name="T3"> Jüppchen</text:span></text:p>
            <text:p text:style-name="P8"><text:span text:style-name="T3"/></text:p>
            <text:p text:style-name="P7"><text:span text:style-name="T1">Ihr </text:span><text:span text:style-name="T4">sidux </text:span><text:span text:style-name="T5">e.V</text:span><text:span text:style-name="T6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5">Folie </text:span><text:span text:style-name="MT5"><text:page-number>&lt;Nummer&gt;</text:page-number></text:span><text:span text:style-name="MT5"> von </text:span><text:span text:style-name="MT5"><text:page-count>3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5-22T20:03:03</dc:date>
    <meta:editing-duration>PT8H47M37S</meta:editing-duration>
    <meta:editing-cycles>64</meta:editing-cycles>
    <meta:generator>LibreOffice/3.5$Linux_X86_64 LibreOffice_project/350m1$Build-2</meta:generator>
    <meta:document-statistic meta:object-count="36"/>
  </office:meta>
</office:document-meta>
</file>